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A72C000051C8000027984953226F9FEF5927.svg" manifest:media-type="image/svg+xml"/>
  <manifest:file-entry manifest:full-path="Pictures/1000020100000078000000FCC4C77B780761D8FC.png" manifest:media-type="image/png"/>
  <manifest:file-entry manifest:full-path="Pictures/10000201000003DD000001DFB086B9FD8DB4FB5A.png" manifest:media-type="image/png"/>
  <manifest:file-entry manifest:full-path="Pictures/TablePreview1.svm" manifest:media-type=""/>
  <manifest:file-entry manifest:full-path="Pictures/10000201000000C8000000960C86BEC3E6CB0253.png" manifest:media-type="image/png"/>
  <manifest:file-entry manifest:full-path="Pictures/TablePreview4.svm" manifest:media-type=""/>
  <manifest:file-entry manifest:full-path="Pictures/10001390000009F2000014D8D37851CE8110E0F8.svg" manifest:media-type="image/svg+xml"/>
  <manifest:file-entry manifest:full-path="Pictures/TablePreview2.svm" manifest:media-type=""/>
  <manifest:file-entry manifest:full-path="Pictures/TablePreview3.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3.556cm"/>
    </style:style>
    <style:style style:name="gr7" style:family="graphic" style:parent-style-name="standard">
      <style:graphic-properties draw:stroke="none" svg:stroke-color="#000000" draw:fill="none" draw:fill-color="#ffffff" draw:auto-grow-height="true" draw:auto-grow-width="false" fo:max-height="0cm" fo:min-height="10.164cm"/>
    </style:style>
    <style:style style:name="gr8" style:family="graphic" style:parent-style-name="standard">
      <style:graphic-properties draw:stroke="none" svg:stroke-color="#000000" draw:fill="none" draw:fill-color="#ffffff" draw:auto-grow-height="true" draw:auto-grow-width="false" fo:max-height="0cm" fo:min-height="2.29cm"/>
    </style:style>
    <style:style style:name="gr9" style:family="graphic" style:parent-style-name="standard">
      <style:graphic-properties draw:stroke="none" svg:stroke-color="#000000" draw:fill="none" draw:fill-color="#ffffff" draw:auto-grow-height="true" draw:auto-grow-width="false" fo:max-height="0cm" fo:min-height="2.134cm"/>
    </style:style>
    <style:style style:name="gr10" style:family="graphic" style:parent-style-name="standard">
      <style:graphic-properties draw:stroke="none" svg:stroke-color="#000000" draw:fill="none" draw:fill-color="#ffffff" draw:auto-grow-height="true" draw:auto-grow-width="false" fo:max-height="0cm" fo:min-height="5.689cm"/>
    </style:style>
    <style:style style:name="gr11" style:family="graphic" style:parent-style-name="standard">
      <style:graphic-properties draw:stroke="none" svg:stroke-color="#000000" draw:fill="none" draw:fill-color="#ffffff" draw:auto-grow-height="true" draw:auto-grow-width="false" fo:max-height="0cm" fo:min-height="11.377cm"/>
    </style:style>
    <style:style style:name="gr12" style:family="graphic" style:parent-style-name="standard">
      <style:graphic-properties draw:stroke="none" svg:stroke-color="#000000" draw:fill="none" draw:fill-color="#ffffff" draw:auto-grow-height="true" draw:auto-grow-width="false" fo:max-height="0cm" fo:min-height="4.322cm"/>
    </style:style>
    <style:style style:name="gr13" style:family="graphic" style:parent-style-name="standard">
      <style:graphic-properties draw:stroke="none" svg:stroke-color="#000000" draw:fill="none" draw:fill-color="#ffffff" draw:auto-grow-height="true" draw:auto-grow-width="false" fo:max-height="0cm" fo:min-height="6.81cm"/>
    </style:style>
    <style:style style:name="gr14" style:family="graphic" style:parent-style-name="standard">
      <style:graphic-properties draw:stroke="none" svg:stroke-color="#000000" draw:fill="none" draw:fill-color="#ffffff" draw:auto-grow-height="true" draw:auto-grow-width="false" fo:max-height="0cm" fo:min-height="3.56cm"/>
    </style:style>
    <style:style style:name="gr15" style:family="graphic" style:parent-style-name="standard">
      <style:graphic-properties draw:stroke="none" svg:stroke-color="#000000" draw:fill="none" draw:fill-color="#ffffff" draw:auto-grow-height="true" draw:auto-grow-width="false" fo:max-height="0cm" fo:min-height="3.942cm"/>
    </style:style>
    <style:style style:name="gr16" style:family="graphic" style:parent-style-name="standard">
      <style:graphic-properties draw:stroke="none" svg:stroke-color="#000000" draw:fill="none" draw:fill-color="#ffffff" draw:auto-grow-height="true" draw:auto-grow-width="false" fo:max-height="0cm" fo:min-height="10.666cm"/>
    </style:style>
    <style:style style:name="gr17" style:family="graphic" style:parent-style-name="standard">
      <style:graphic-properties draw:stroke="none" svg:stroke-color="#000000" draw:fill="none" draw:fill-color="#ffffff" draw:auto-grow-height="true" draw:auto-grow-width="false" fo:max-height="0cm" fo:min-height="7.822cm"/>
    </style:style>
    <style:style style:name="gr18" style:family="graphic" style:parent-style-name="standard">
      <style:graphic-properties draw:stroke="none" svg:stroke-color="#000000" draw:fill="none" draw:fill-color="#ffffff" draw:auto-grow-height="true" draw:auto-grow-width="false" fo:max-height="0cm" fo:min-height="6.4cm"/>
    </style:style>
    <style:style style:name="gr1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6.367cm" style:use-optimal-column-width="false"/>
    </style:style>
    <style:style style:name="co2" style:family="table-column">
      <style:table-column-properties style:column-width="5.112cm" style:use-optimal-column-width="false"/>
    </style:style>
    <style:style style:name="co3" style:family="table-column">
      <style:table-column-properties style:column-width="4.723cm" style:use-optimal-column-width="false"/>
    </style:style>
    <style:style style:name="co4" style:family="table-column">
      <style:table-column-properties style:column-width="4.765cm" style:use-optimal-column-width="false"/>
    </style:style>
    <style:style style:name="co5" style:family="table-column">
      <style:table-column-properties style:column-width="4.734cm" style:use-optimal-column-width="false"/>
    </style:style>
    <style:style style:name="co6" style:family="table-column">
      <style:table-column-properties style:column-width="3.922cm" style:use-optimal-column-width="false"/>
    </style:style>
    <style:style style:name="co7" style:family="table-column">
      <style:table-column-properties style:column-width="8.901cm" style:use-optimal-column-width="false"/>
    </style:style>
    <style:style style:name="co8" style:family="table-column">
      <style:table-column-properties style:column-width="3.215cm" style:use-optimal-column-width="false"/>
    </style:style>
    <style:style style:name="co9" style:family="table-column">
      <style:table-column-properties style:column-width="5.273cm" style:use-optimal-column-width="false"/>
    </style:style>
    <style:style style:name="co10" style:family="table-column">
      <style:table-column-properties style:column-width="3.657cm" style:use-optimal-column-width="false"/>
    </style:style>
    <style:style style:name="co11" style:family="table-column">
      <style:table-column-properties style:column-width="2.465cm" style:use-optimal-column-width="false"/>
    </style:style>
    <style:style style:name="co12" style:family="table-column">
      <style:table-column-properties style:column-width="1.422cm" style:use-optimal-column-width="false"/>
    </style:style>
    <style:style style:name="co13" style:family="table-column">
      <style:table-column-properties style:column-width="4.891cm" style:use-optimal-column-width="false"/>
    </style:style>
    <style:style style:name="co14" style:family="table-column">
      <style:table-column-properties style:column-width="2.474cm" style:use-optimal-column-width="false"/>
    </style:style>
    <style:style style:name="co15" style:family="table-column">
      <style:table-column-properties style:column-width="1.518cm" style:use-optimal-column-width="false"/>
    </style:style>
    <style:style style:name="ro1" style:family="table-row">
      <style:table-row-properties style:row-height="1.394cm"/>
    </style:style>
    <style:style style:name="ro2" style:family="table-row">
      <style:table-row-properties style:row-height="1.796cm"/>
    </style:style>
    <style:style style:name="ro3" style:family="table-row">
      <style:table-row-properties style:row-height="1.393cm"/>
    </style:style>
    <style:style style:name="ro4" style:family="table-row">
      <style:table-row-properties style:row-height="0.972cm"/>
    </style:style>
    <style:style style:name="ro5" style:family="table-row">
      <style:table-row-properties style:row-height="0cm"/>
    </style:style>
    <style:style style:name="ro6" style:family="table-row">
      <style:table-row-properties style:row-height="1.346cm"/>
    </style:style>
    <style:style style:name="ro7" style:family="table-row">
      <style:table-row-properties style:row-height="1.168cm"/>
    </style:style>
    <style:style style:name="ro8" style:family="table-row">
      <style:table-row-properties style:row-height="1.734cm"/>
    </style:style>
    <style:style style:name="ro9" style:family="table-row">
      <style:table-row-properties style:row-height="1.05cm"/>
    </style:style>
    <style:style style:name="ce1" style:family="table-cell">
      <loext:graphic-properties draw:fill="none"/>
      <style:paragraph-properties fo:border="0.03pt solid #ffffff"/>
    </style:style>
    <style:style style:name="ce2" style:family="table-cell">
      <style:paragraph-properties fo:border-left="0.03pt solid #ffffff" fo:border-right="0.03pt solid #ffffff" fo:border-top="none" fo:border-bottom="0.03pt solid #ffffff"/>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 fo:font-size="12pt" style:font-size-asian="18pt" style:font-size-complex="18pt"/>
    </style:style>
    <style:style style:name="P6" style:family="paragraph">
      <style:paragraph-properties fo:text-align="center"/>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0C86BEC3E6CB0253.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6"/>0</text:p>
          </draw:text-box>
        </draw:frame>
        <draw:frame draw:style-name="gr5" draw:text-style-name="P3" draw:layer="layout" svg:width="5.588cm" svg:height="1.673cm" svg:x="8.89cm" svg:y="3.661cm">
          <draw:text-box>
            <text:p>internal registers</text:p>
          </draw:text-box>
        </draw:frame>
        <draw:frame draw:style-name="gr6" draw:text-style-name="P3" draw:layer="layout" svg:width="8.89cm" svg:height="3.806cm" svg:x="16.764cm" svg:y="5.334cm">
          <draw:text-box>
            <text:p>Flags: Z, N, C and V</text:p>
            <text:p><text:s text:c="3"/>They don’t persist from one intruction to the next but can be saved with the test instructions</text:p>
          </draw:text-box>
        </draw:frame>
        <draw:frame draw:style-name="gr7" draw:text-style-name="P3" draw:layer="layout" svg:width="2.54cm" svg:height="10.414cm" svg:x="3.556cm" svg:y="4.318cm">
          <draw:text-box>
            <text:p><text:span text:style-name="T1">15: iH</text:span></text:p>
            <text:p><text:span text:style-name="T2">14: iL</text:span></text:p>
            <text:p><text:span text:style-name="T2">13: TH</text:span></text:p>
            <text:p><text:span text:style-name="T2">12: TL</text:span></text:p>
            <text:p><text:span text:style-name="T2">11: PH</text:span></text:p>
            <text:p><text:span text:style-name="T2">10: P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MH</text:span></text:p>
            <text:p><text:span text:style-name="T2">4: <text:s text:c="2"/>ML</text:span></text:p>
            <text:p><text:span text:style-name="T2">3: <text:s text:c="2"/>K</text:span></text:p>
            <text:p><text:span text:style-name="T2">2: <text:s text:c="2"/>Y</text:span></text:p>
            <text:p><text:span text:style-name="T2">1: <text:s text:c="2"/>X</text:span></text:p>
            <text:p><text:span text:style-name="T2">0: <text:s text:c="2"/>W</text:span></text:p>
          </draw:text-box>
        </draw:frame>
        <draw:frame draw:style-name="gr8" draw:text-style-name="P3" draw:layer="layout" svg:width="7.366cm" svg:height="2.54cm" svg:x="9.144cm" svg:y="11.176cm">
          <draw:text-box>
            <text:p>16 bytes</text:p>
            <text:p><text:s text:c="4"/>+ external memory</text:p>
          </draw:text-box>
        </draw:frame>
        <draw:frame draw:style-name="gr9"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10" draw:text-style-name="P3" draw:layer="layout" svg:width="20.574cm" svg:height="5.939cm" svg:x="4.064cm" svg:y="5.08cm">
          <draw:text-box>
            <text:p>The assembly language syntax is C-like, with an addition being</text:p>
            <text:p>indicated by</text:p>
            <text:p/>
            <text:p><text:s text:c="4"/>rD += rS</text:p>
            <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1" draw:text-style-name="P3" draw:layer="layout" svg:width="24.892cm" svg:height="11.627cm" svg:x="1.524cm" svg:y="3.81cm">
          <draw:text-box>
            <text:p>"cascade" changes the destination to be the first operand of the following instruction. A sequence like</text:p>
            <text:p/>
            <text:p><text:s text:c="4"/>X += [20] ; increment by the value pointed to by location 20</text:p>
            <text:p><text:s text:c="4"/>W &amp;= X</text:p>
            <text:p><text:s text:c="4"/></text:p>
            <text:p>can be implemented with cascade as</text:p>
            <text:p/>
            <text:p><text:s text:c="4"/>Y := <text:s/>W &amp; {X + [20]}</text:p>
            <text:p><text:s text:c="4"/></text:p>
            <text:p>Unlike the original code fragment, these two instructions don't destroy the value in X. So though the architecture is a two address in general, it can have the functionality of three addresses (actually four) when needed. The second instruction's syntax is changed from "d op= s" to "d := s op {..}" and the cascaded instruction is placed in the curly brackets also in infix form. It is possible to have more than one level of cascade, specially when we don’t want to save a result used for a test.</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The two bit ss and dd fields in the instruction use values 0, 1 and 2 to encode the registers W, X and Y respectively. A value of 3 indicates that a byte follows which encodes the actual address. When both ss and dd are 3 then the first extra byte is for the source and the second for the other source and destination. In the case of immediate instructions the immediate value is the first extra byte and the destination follows that.</text:p>
            <text:p/>
            <text:p>When the extra byte is less than 128 then it indicates a byte in the “zero page” and the syntax is just the address. If the top bit is set then the bottom 7 bits indicate a pair of bytes in the zero page with the address of the actual byte value. The even byte is the low part of the address and the odd byte the high part. The bottom bit is ignored and instead used to indicate (when 1) that the two bytes will be incremented after used as the address. The syntax is the value in square brackets, like [addr], when bit zero is 0 or followed by a plus sign, like [addr]+, when bit zero is 1 indicating an increment.</text:p>
            <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1" draw:text-style-name="P3" draw:layer="layout" svg:width="24.892cm" svg:height="11.627cm" svg:x="1.524cm" svg:y="3.81cm">
          <draw:text-box>
            <text:p>In theory, the zero page allows access to bytes 0 to 127 of the 256 byte page selected by register ZH. In practice, addresses 0 to 3 actually access the four input and four output ports instead. More i/o ports can be memory mapped to other addresses if needed.</text:p>
            <text:p/>
            <text:p>Zero page addresses 4 to 15 actually access the internal registers ML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text:p/>
            <text:p>Trying to change PL or PH directly is very tricky and should be avoided. </text:p>
            <text:p/>
          </draw:text-box>
        </draw:frame>
        <presentation:notes draw:style-name="dp2">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add</text:p>
              </table:table-cell>
              <table:table-cell>
                <text:p>0000 ssdd</text:p>
              </table:table-cell>
              <table:table-cell>
                <text:p>D += S</text:p>
              </table:table-cell>
              <table:table-cell>
                <text:p>0001 ssdd</text:p>
              </table:table-cell>
              <table:table-cell>
                <text:p>{D + S}</text:p>
              </table:table-cell>
            </table:table-row>
            <table:table-row table:style-name="ro1" table:default-cell-style-name="sun2">
              <table:table-cell>
                <text:p>subtract</text:p>
              </table:table-cell>
              <table:table-cell>
                <text:p>0010 ssdd</text:p>
              </table:table-cell>
              <table:table-cell>
                <text:p>D -= S</text:p>
              </table:table-cell>
              <table:table-cell>
                <text:p>0011 ssdd</text:p>
              </table:table-cell>
              <table:table-cell>
                <text:p>{D - S}</text:p>
              </table:table-cell>
            </table:table-row>
            <table:table-row table:style-name="ro1" table:default-cell-style-name="sun1">
              <table:table-cell>
                <text:p>move</text:p>
              </table:table-cell>
              <table:table-cell>
                <text:p>0100 ssdd</text:p>
              </table:table-cell>
              <table:table-cell>
                <text:p>D = S</text:p>
              </table:table-cell>
              <table:table-cell>
                <text:p>0101 ssdd</text:p>
              </table:table-cell>
              <table:table-cell>
                <text:p>{D = S}</text:p>
              </table:table-cell>
            </table:table-row>
            <table:table-row table:style-name="ro1" table:default-cell-style-name="sun2">
              <table:table-cell>
                <text:p>test</text:p>
              </table:table-cell>
              <table:table-cell>
                <text:p>0110 cccc</text:p>
              </table:table-cell>
              <table:table-cell>
                <text:p>cond ? ….</text:p>
              </table:table-cell>
              <table:table-cell>
                <text:p>0111 cccc</text:p>
              </table:table-cell>
              <table:table-cell>
                <text:p>{cond}</text:p>
              </table:table-cell>
            </table:table-row>
            <table:table-row table:style-name="ro1" table:default-cell-style-name="sun1">
              <table:table-cell>
                <text:p>and</text:p>
              </table:table-cell>
              <table:table-cell>
                <text:p>1000 ssdd</text:p>
              </table:table-cell>
              <table:table-cell>
                <text:p>D &amp;= S</text:p>
              </table:table-cell>
              <table:table-cell>
                <text:p>1001 ssdd</text:p>
              </table:table-cell>
              <table:table-cell>
                <text:p>{D &amp; S}</text:p>
              </table:table-cell>
            </table:table-row>
            <table:table-row table:style-name="ro1" table:default-cell-style-name="sun2">
              <table:table-cell>
                <text:p>or</text:p>
              </table:table-cell>
              <table:table-cell>
                <text:p>1010 ssdd</text:p>
              </table:table-cell>
              <table:table-cell>
                <text:p>D |= S</text:p>
              </table:table-cell>
              <table:table-cell>
                <text:p>1011 ssdd</text:p>
              </table:table-cell>
              <table:table-cell>
                <text:p>{D | S}</text:p>
              </table:table-cell>
            </table:table-row>
            <table:table-row table:style-name="ro2" table:default-cell-style-name="sun1">
              <table:table-cell>
                <text:p>exclusive or</text:p>
              </table:table-cell>
              <table:table-cell>
                <text:p>1100 ssdd</text:p>
              </table:table-cell>
              <table:table-cell>
                <text:p>D ^= S</text:p>
              </table:table-cell>
              <table:table-cell>
                <text:p>1101 ssdd</text:p>
              </table:table-cell>
              <table:table-cell>
                <text:p>{D ^ S}</text:p>
              </table:table-cell>
            </table:table-row>
            <table:table-row table:style-name="ro3" table:default-cell-style-name="sun2">
              <table:table-cell>
                <text:p>See next table</text:p>
              </table:table-cell>
              <table:table-cell>
                <text:p>111f ffdd</text:p>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1"/>
            <table:table-column table:style-name="co2"/>
            <table:table-column table:style-name="co3"/>
            <table:table-row table:style-name="ro1" table:default-cell-style-name="sun1">
              <table:table-cell>
                <text:p>add</text:p>
              </table:table-cell>
              <table:table-cell>
                <text:p>1110 00dd</text:p>
              </table:table-cell>
              <table:table-cell>
                <text:p>D += #</text:p>
              </table:table-cell>
            </table:table-row>
            <table:table-row table:style-name="ro1" table:default-cell-style-name="sun2">
              <table:table-cell>
                <text:p>subtract</text:p>
              </table:table-cell>
              <table:table-cell>
                <text:p>1110 01dd</text:p>
              </table:table-cell>
              <table:table-cell>
                <text:p>D -= #</text:p>
              </table:table-cell>
            </table:table-row>
            <table:table-row table:style-name="ro1" table:default-cell-style-name="sun1">
              <table:table-cell>
                <text:p>move</text:p>
              </table:table-cell>
              <table:table-cell>
                <text:p>1110 10dd</text:p>
              </table:table-cell>
              <table:table-cell>
                <text:p>D = #</text:p>
              </table:table-cell>
            </table:table-row>
            <table:table-row table:style-name="ro1" table:default-cell-style-name="sun2">
              <table:table-cell>
                <text:p>See next table</text:p>
              </table:table-cell>
              <table:table-cell>
                <text:p>1110 11ff</text:p>
              </table:table-cell>
              <table:table-cell/>
            </table:table-row>
            <table:table-row table:style-name="ro1" table:default-cell-style-name="sun1">
              <table:table-cell>
                <text:p>and</text:p>
              </table:table-cell>
              <table:table-cell>
                <text:p>1111 00dd</text:p>
              </table:table-cell>
              <table:table-cell>
                <text:p>D &amp;= #</text:p>
              </table:table-cell>
            </table:table-row>
            <table:table-row table:style-name="ro1" table:default-cell-style-name="sun2">
              <table:table-cell>
                <text:p>or</text:p>
              </table:table-cell>
              <table:table-cell>
                <text:p>1111 01dd</text:p>
              </table:table-cell>
              <table:table-cell>
                <text:p>D |= #</text:p>
              </table:table-cell>
            </table:table-row>
            <table:table-row table:style-name="ro2" table:default-cell-style-name="sun1">
              <table:table-cell>
                <text:p>exclusive or</text:p>
              </table:table-cell>
              <table:table-cell>
                <text:p>1111 10dd</text:p>
              </table:table-cell>
              <table:table-cell>
                <text:p>D ^= #</text:p>
              </table:table-cell>
            </table:table-row>
            <table:table-row table:style-name="ro3" table:default-cell-style-name="sun2">
              <table:table-cell>
                <text:p>See next table</text:p>
              </table:table-cell>
              <table:table-cell>
                <text:p>1111 11ff</text:p>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ntrol Flow Instructions</text:p>
          </draw:text-box>
        </draw:frame>
        <draw:frame draw:style-name="standard" draw:layer="layout" svg:width="24.301cm" svg:height="11.552cm" svg:x="1.854cm" svg:y="3.388cm">
          <table:table table:template-name="sun" table:use-banding-rows-styles="true">
            <table:table-column table:style-name="co1"/>
            <table:table-column table:style-name="co2"/>
            <table:table-column table:style-name="co6"/>
            <table:table-column table:style-name="co7"/>
            <table:table-row table:style-name="ro1" table:default-cell-style-name="sun1">
              <table:table-cell>
                <text:p>jump</text:p>
              </table:table-cell>
              <table:table-cell>
                <text:p>1110 1100</text:p>
              </table:table-cell>
              <table:table-cell>
                <text:p>===&gt; ##</text:p>
              </table:table-cell>
              <table:table-cell>
                <text:p>PH,PL := ##</text:p>
              </table:table-cell>
            </table:table-row>
            <table:table-row table:style-name="ro1" table:default-cell-style-name="sun2">
              <table:table-cell>
                <text:p>call</text:p>
              </table:table-cell>
              <table:table-cell>
                <text:p>1110 1101</text:p>
              </table:table-cell>
              <table:table-cell>
                <text:p>===&gt; ##*</text:p>
              </table:table-cell>
              <table:table-cell>
                <text:p>LH,LL := PH,PL; PH,PL := ##</text:p>
              </table:table-cell>
            </table:table-row>
            <table:table-row table:style-name="ro1" table:default-cell-style-name="sun1">
              <table:table-cell>
                <text:p>branch</text:p>
              </table:table-cell>
              <table:table-cell>
                <text:p>1110 1110</text:p>
              </table:table-cell>
              <table:table-cell>
                <text:p>===&gt; .#</text:p>
              </table:table-cell>
              <table:table-cell>
                <text:p>PH,PL += #</text:p>
              </table:table-cell>
            </table:table-row>
            <table:table-row table:style-name="ro1" table:default-cell-style-name="sun2">
              <table:table-cell>
                <text:p>return</text:p>
              </table:table-cell>
              <table:table-cell>
                <text:p>1110 1111</text:p>
              </table:table-cell>
              <table:table-cell>
                <text:p>&lt;===</text:p>
              </table:table-cell>
              <table:table-cell>
                <text:p>PH,PL := LH,LL</text:p>
              </table:table-cell>
            </table:table-row>
            <table:table-row table:style-name="ro1" table:default-cell-style-name="sun1">
              <table:table-cell>
                <text:p>jump</text:p>
              </table:table-cell>
              <table:table-cell>
                <text:p>1111 1100</text:p>
              </table:table-cell>
              <table:table-cell>
                <text:p>===&gt; [{}]</text:p>
              </table:table-cell>
              <table:table-cell>
                <text:p>PH,PL := [K]</text:p>
              </table:table-cell>
            </table:table-row>
            <table:table-row table:style-name="ro1" table:default-cell-style-name="sun2">
              <table:table-cell>
                <text:p>call</text:p>
              </table:table-cell>
              <table:table-cell>
                <text:p>1111 1101</text:p>
              </table:table-cell>
              <table:table-cell>
                <text:p>===&gt; [{}]*</text:p>
              </table:table-cell>
              <table:table-cell>
                <text:p>LH,LL := PH,PL; PH,PL := [K]</text:p>
              </table:table-cell>
            </table:table-row>
            <table:table-row table:style-name="ro2" table:default-cell-style-name="sun1">
              <table:table-cell>
                <text:p>branch</text:p>
              </table:table-cell>
              <table:table-cell>
                <text:p>1111 1110</text:p>
              </table:table-cell>
              <table:table-cell>
                <text:p>===&gt; .{}</text:p>
              </table:table-cell>
              <table:table-cell>
                <text:p>PH,PL += K</text:p>
              </table:table-cell>
            </table:table-row>
            <table:table-row table:style-name="ro3" table:default-cell-style-name="sun2">
              <table:table-cell>
                <text:p>table</text:p>
              </table:table-cell>
              <table:table-cell>
                <text:p>1111 1111</text:p>
              </table:table-cell>
              <table:table-cell>
                <text:p>&lt;=== {}</text:p>
              </table:table-cell>
              <table:table-cell>
                <text:p>PH,PL := [LH,LL + K]</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est</text:p>
          </draw:text-box>
        </draw:frame>
        <draw:frame draw:style-name="standard" draw:layer="layout" svg:width="24.914cm" svg:height="11.616cm" svg:x="1.496cm" svg:y="3.69cm">
          <table:table table:template-name="sun" table:use-banding-rows-styles="true">
            <table:table-column table:style-name="co8"/>
            <table:table-column table:style-name="co9"/>
            <table:table-column table:style-name="co10"/>
            <table:table-column table:style-name="co11"/>
            <table:table-column table:style-name="co12"/>
            <table:table-column table:style-name="co13"/>
            <table:table-column table:style-name="co14"/>
            <table:table-column table:style-name="co15"/>
            <table:table-row table:style-name="ro4" table:default-cell-style-name="ce1">
              <table:table-cell>
                <text:p>cond</text:p>
              </table:table-cell>
              <table:table-cell>
                <text:p>name</text:p>
              </table:table-cell>
              <table:table-cell>
                <text:p>code</text:p>
              </table:table-cell>
              <table:table-cell>
                <text:p>syntax</text:p>
              </table:table-cell>
              <table:table-cell>
                <text:p>alt</text:p>
              </table:table-cell>
              <table:table-cell>
                <text:p>code</text:p>
              </table:table-cell>
              <table:table-cell>
                <text:p>syntax</text:p>
              </table:table-cell>
              <table:table-cell>
                <text:p>alt</text:p>
              </table:table-cell>
            </table:table-row>
            <table:table-row table:style-name="ro5" table:default-cell-style-name="ce2">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Z</text:p>
              </table:table-cell>
              <table:table-cell>
                <text:p><text:span text:style-name="T3">011k 0001</text:span></text:p>
              </table:table-cell>
              <table:table-cell>
                <text:p><text:span text:style-name="T3">!=</text:span></text:p>
              </table:table-cell>
              <table:table-cell>
                <text:p>!Z</text:p>
              </table:table-cell>
            </table:table-row>
            <table:table-row table:style-name="ro6" table:default-cell-style-name="sun1">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C</text:p>
              </table:table-cell>
              <table:table-cell>
                <text:p><text:span text:style-name="T3">011k 0011</text:span></text:p>
              </table:table-cell>
              <table:table-cell>
                <text:p><text:span text:style-name="T3">&lt;</text:span></text:p>
              </table:table-cell>
              <table:table-cell>
                <text:p>!C</text:p>
              </table:table-cell>
            </table:table-row>
            <table:table-row table:style-name="ro6" table:default-cell-style-name="sun2">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N</text:p>
              </table:table-cell>
              <table:table-cell>
                <text:p><text:span text:style-name="T3">011k 0101</text:span></text:p>
              </table:table-cell>
              <table:table-cell>
                <text:p><text:span text:style-name="T3">&gt;=0</text:span></text:p>
              </table:table-cell>
              <table:table-cell>
                <text:p>!N</text:p>
              </table:table-cell>
            </table:table-row>
            <table:table-row table:style-name="ro6" table:default-cell-style-name="sun1">
              <table:table-cell>
                <text:p>V</text:p>
              </table:table-cell>
              <table:table-cell>
                <text:p><text:span text:style-name="T3">Overflow</text:span></text:p>
              </table:table-cell>
              <table:table-cell>
                <text:p><text:span text:style-name="T3">011k 0110</text:span></text:p>
              </table:table-cell>
              <table:table-cell/>
              <table:table-cell>
                <text:p>V</text:p>
              </table:table-cell>
              <table:table-cell>
                <text:p><text:span text:style-name="T3">011k 0111</text:span></text:p>
              </table:table-cell>
              <table:table-cell/>
              <table:table-cell>
                <text:p>!V</text:p>
              </table:table-cell>
            </table:table-row>
            <table:table-row table:style-name="ro7" table:default-cell-style-name="sun2">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able:table-cell>
                <text:p><text:span text:style-name="T3">011k 1001</text:span></text:p>
              </table:table-cell>
              <table:table-cell>
                <text:p><text:span text:style-name="T3">&lt;=</text:span></text:p>
              </table:table-cell>
              <table:table-cell/>
            </table:table-row>
            <table:table-row table:style-name="ro6" table:default-cell-style-name="sun1">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able:table-cell>
                <text:p><text:span text:style-name="T3">011k 1011</text:span></text:p>
              </table:table-cell>
              <table:table-cell>
                <text:p><text:span text:style-name="T3">$&lt;</text:span></text:p>
              </table:table-cell>
              <table:table-cell/>
            </table:table-row>
            <table:table-row table:style-name="ro8" table:default-cell-style-name="sun2">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able:table-cell>
                <text:p><text:span text:style-name="T3">011k 1101</text:span></text:p>
              </table:table-cell>
              <table:table-cell>
                <text:p><text:span text:style-name="T3">$&lt;=</text:span></text:p>
              </table:table-cell>
              <table:table-cell/>
            </table:table-row>
            <table:table-row table:style-name="ro9" table:default-cell-style-name="sun1">
              <table:table-cell>
                <text:p>1</text:p>
              </table:table-cell>
              <table:table-cell>
                <text:p>TRUE</text:p>
              </table:table-cell>
              <table:table-cell>
                <text:p>011k 1110</text:p>
              </table:table-cell>
              <table:table-cell>
                <text:p>true</text:p>
              </table:table-cell>
              <table:table-cell/>
              <table:table-cell>
                <text:p>011k 1111</text:p>
              </table:table-cell>
              <table:table-cell>
                <text:p>false</text:p>
              </table:table-cell>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2" draw:text-style-name="P3" draw:layer="layout" svg:width="24.638cm" svg:height="4.572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N bits and using the top byte as the result.</text:p>
          </draw:text-box>
        </draw:frame>
        <draw:frame draw:style-name="gr13" draw:text-style-name="P5" draw:layer="layout" svg:width="13.462cm" svg:height="7.06cm" svg:x="1.27cm" svg:y="8.128cm">
          <draw:text-box>
            <text:p><text:span text:style-name="T4"><text:s text:c="7"/></text:span><text:span text:style-name="T4">; </text:span><text:span text:style-name="T4">code to </text:span><text:span text:style-name="T4">shift X </text:span><text:span text:style-name="T4">right by 5 </text:span><text:span text:style-name="T4">bits </text:span><text:span text:style-name="T4">arithmetica</text:span><text:span text:style-name="T4">lly</text:span></text:p>
            <text:p><text:span text:style-name="T4"><text:tab/></text:span><text:span text:style-name="T4">W = #0 </text:span><text:span text:style-name="T4">; default </text:span><text:span text:style-name="T4">sign</text:span></text:p>
            <text:p><text:span text:style-name="T4"><text:tab/></text:span><text:span text:style-name="T4">C {X &amp; </text:span><text:span text:style-name="T4">#128} ? W = </text:span><text:span text:style-name="T4">#255 ; </text:span><text:span text:style-name="T4">extended </text:span><text:span text:style-name="T4">sign for V</text:span></text:p>
            <text:p><text:span text:style-name="T4"><text:tab/></text:span><text:span text:style-name="T4">W += W </text:span><text:span text:style-name="T4">; shift </text:span><text:span text:style-name="T4">left top </text:span><text:span text:style-name="T4">half</text:span></text:p>
            <text:p><text:span text:style-name="T4"><text:tab/></text:span><text:span text:style-name="T4">X += X </text:span><text:span text:style-name="T4">; shift </text:span><text:span text:style-name="T4">left bottom </text:span><text:span text:style-name="T4">half</text:span></text:p>
            <text:p><text:span text:style-name="T4"><text:tab/></text:span><text:span text:style-name="T4">C ? W </text:span><text:span text:style-name="T4">+= #1 ; </text:span><text:span text:style-name="T4">move carry </text:span><text:span text:style-name="T4">to bottom </text:span><text:span text:style-name="T4">bit</text:span></text:p>
            <text:p><text:span text:style-name="T4"><text:tab/></text:span><text:span text:style-name="T4">W += W</text:span></text:p>
            <text:p><text:span text:style-name="T4"><text:tab/></text:span><text:span text:style-name="T4">X += X</text:span></text:p>
            <text:p><text:span text:style-name="T4"><text:tab/></text:span><text:span text:style-name="T4">C ? W </text:span><text:span text:style-name="T4">+= #1 ; </text:span><text:span text:style-name="T4">second bit</text:span></text:p>
            <text:p><text:span text:style-name="T4"><text:tab/></text:span><text:span text:style-name="T4">W += W</text:span></text:p>
            <text:p><text:span text:style-name="T4"><text:tab/></text:span><text:span text:style-name="T4">X += X</text:span></text:p>
            <text:p><text:span text:style-name="T4"><text:tab/></text:span><text:span text:style-name="T4">C ? W </text:span><text:span text:style-name="T4">+= #1 ; </text:span><text:span text:style-name="T4">third bit. </text:span><text:span text:style-name="T4">Now W is X </text:span><text:span text:style-name="T4">$&gt;&gt; 5</text:span></text:p>
          </draw:text-box>
        </draw:frame>
        <draw:frame draw:style-name="gr14" draw:text-style-name="P3" draw:layer="layout" svg:width="13.716cm" svg:height="3.81cm" svg:x="14.224cm" svg:y="7.874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5" draw:text-style-name="P5" draw:layer="layout" svg:width="12.192cm" svg:height="4.192cm" svg:x="15.494cm" svg:y="11.43cm">
          <draw:text-box>
            <text:p><text:span text:style-name="T4"><text:tab/></text:span><text:span text:style-name="T4">W = #1 </text:span><text:span text:style-name="T4">; bit mask, </text:span><text:span text:style-name="T4">start at </text:span><text:span text:style-name="T4">least </text:span><text:span text:style-name="T4">significant</text:span></text:p>
            <text:p><text:span text:style-name="T4">SendBit:</text:span></text:p>
            <text:p><text:span text:style-name="T4"><text:tab/></text:span><text:span text:style-name="T4">C {X &amp; </text:span><text:span text:style-name="T4">W} ? ===&gt; </text:span><text:span text:style-name="T4">sendOne</text:span></text:p>
            <text:p><text:span text:style-name="T4">SendZero:</text:span></text:p>
            <text:p><text:span text:style-name="T4"><text:tab/></text:span><text:span text:style-name="T4">…</text:span></text:p>
            <text:p><text:span text:style-name="T4"><text:tab/></text:span><text:span text:style-name="T4">W += W</text:span></text:p>
            <text:p><text:span text:style-name="T4"><text:tab/></text:span><text:span text:style-name="T4">C ? </text:span><text:span text:style-name="T4">===&gt; </text:span><text:span text:style-name="T4">sendBit</text:span></text:p>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6"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the current instruction is supposed to be skipped or the current instruction is a test. These conditions are indicated by internal states in the processor’s controller and can’t be saved or restored. The last condition can only be checked after the current instruction has been fetched, so if the interrupt mode is allowed then PL is restored (PH won’t have changed yet at this point) so the instruction can be fetched a second time after the interrupt mode is finished.</text:p>
            <text:p/>
            <text:p>The interrupt mode ends on the next instruction fetch after the interrupt line goes low with the same restrictions as above.</text:p>
          </draw:text-box>
        </draw:frame>
        <presentation:notes draw:style-name="dp2">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6"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imer</text:p>
          </draw:text-box>
        </draw:frame>
        <draw:frame draw:style-name="gr16"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6"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6"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macros</text:p>
          </draw:text-box>
        </draw:frame>
        <draw:frame draw:style-name="gr16" draw:text-style-name="P3" draw:layer="layout" svg:width="22.606cm" svg:height="10.916cm" svg:x="2.794cm" svg:y="4.07cm">
          <draw:text-box>
            <text:p>Symbols can be defined as macros by</text:p>
            <text:p/>
            <text:p><text:s text:c="4"/>\name arg1 arg2 … argN ‘text replacement’</text:p>
            <text:p><text:s text:c="4"/></text:p>
            <text:p>From then on whenever name is present in the program it is replaced by the indicated replacement text. Note that the text between ‘ characters can take up multiple lines. While expanding the text, any instances of arg1 and so on are replaced by the corresponding text on the line where name appeared. An argument can have spaces or even multiple lines if placed between ‘ characters. If the name of a macro is present while expanding another macro, another level of expansion is started.</text:p>
            <text:p/>
            <text:p>When expanding a macro any / characters are ignored, but they still separate argument names. So arg1/loop when the first argument is ‘start’ will expand to startloop. Without the / it would be arg1loop which is not expanded.</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7"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17"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8"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 with the lowest byte first.</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1" presentation:class="page"/>
          <draw:frame presentation:style-name="pr3"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CPU</text:p>
          </draw:text-box>
        </draw:frame>
        <draw:frame draw:style-name="gr19" draw:text-style-name="P6" draw:layer="layout" svg:width="2.545cm" svg:height="5.335cm" svg:x="12.722cm" svg:y="5.197cm">
          <draw:image xlink:href="Pictures/10001390000009F2000014D8D37851CE8110E0F8.svg" xlink:type="simple" xlink:show="embed" xlink:actuate="onLoad">
            <text:p/>
          </draw:image>
          <draw:image xlink:href="Pictures/1000020100000078000000FCC4C77B780761D8FC.png" xlink:type="simple" xlink:show="embed" xlink:actuate="onLoad"/>
        </draw:frame>
        <presentation:notes draw:style-name="dp2">
          <draw:page-thumbnail draw:style-name="gr1" draw:layer="layout" svg:width="19.798cm" svg:height="11.136cm" svg:x="0.6cm" svg:y="2.257cm" draw:page-number="22" presentation:class="page"/>
          <draw:frame presentation:style-name="pr3" draw:text-style-name="P1"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plementation - Datapath</text:p>
          </draw:text-box>
        </draw:frame>
        <draw:frame draw:style-name="gr19" draw:text-style-name="P6" draw:layer="layout" svg:width="20.935cm" svg:height="10.135cm" svg:x="4.064cm" svg:y="4.089cm">
          <draw:image xlink:href="Pictures/1000A72C000051C8000027984953226F9FEF5927.svg" xlink:type="simple" xlink:show="embed" xlink:actuate="onLoad">
            <text:p/>
          </draw:image>
          <draw:image xlink:href="Pictures/10000201000003DD000001DFB086B9FD8DB4FB5A.png" xlink:type="simple" xlink:show="embed" xlink:actuate="onLoad"/>
        </draw:frame>
        <presentation:notes draw:style-name="dp2">
          <office:forms form:automatic-focus="false" form:apply-design-mode="false"/>
          <draw:page-thumbnail draw:style-name="gr1" draw:layer="layout" svg:width="19.798cm" svg:height="11.136cm" svg:x="0.6cm" svg:y="2.257cm" draw:page-number="23"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10-03T11:52:25.404005544</dc:date>
    <meta:editing-duration>P1DT18M43S</meta:editing-duration>
    <meta:editing-cycles>115</meta:editing-cycles>
    <meta:generator>LibreOffice/6.0.7.3$Linux_X86_64 LibreOffice_project/00m0$Build-3</meta:generator>
    <meta:document-statistic meta:object-count="139"/>
  </office:meta>
</office:document-meta>
</file>